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fr" fo:country="FR" officeooo:rsid="00150238" officeooo:paragraph-rsid="00150238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language="fr" fo:country="FR"/>
    </style:style>
    <style:style style:name="P3" style:family="paragraph" style:parent-style-name="Text_20_body">
      <style:text-properties fo:language="fr" fo:country="FR" officeooo:rsid="00150238" officeooo:paragraph-rsid="00150238"/>
    </style:style>
    <style:style style:name="P4" style:family="paragraph" style:parent-style-name="Subtitle">
      <style:paragraph-properties fo:break-before="page"/>
      <style:text-properties fo:language="fr" fo:country="FR" officeooo:rsid="00150238" officeooo:paragraph-rsid="00150238"/>
    </style:style>
    <style:style style:name="P5" style:family="paragraph" style:parent-style-name="Title">
      <style:text-properties fo:language="fr" fo:country="FR"/>
    </style:style>
    <style:style style:name="P6" style:family="paragraph" style:parent-style-name="Text_20_body">
      <style:text-properties fo:language="fr" fo:country="FR"/>
    </style:style>
    <style:style style:name="P7" style:family="paragraph" style:parent-style-name="Text_20_body">
      <style:text-properties fo:language="fr" fo:country="FR" officeooo:rsid="0018b4a1" officeooo:paragraph-rsid="0018b4a1"/>
    </style:style>
    <style:style style:name="P8" style:family="paragraph" style:parent-style-name="Text_20_body" style:list-style-name="L1">
      <style:text-properties fo:language="fr" fo:country="FR" officeooo:rsid="001a1b92" officeooo:paragraph-rsid="001d7f6b"/>
    </style:style>
    <style:style style:name="P9" style:family="paragraph" style:parent-style-name="Text_20_body" style:list-style-name="L2">
      <style:text-properties fo:language="fr" fo:country="FR" officeooo:rsid="001a1b92" officeooo:paragraph-rsid="00213ac1"/>
    </style:style>
    <style:style style:name="P10" style:family="paragraph" style:parent-style-name="Text_20_body" style:list-style-name="L2">
      <style:text-properties fo:language="fr" fo:country="FR" officeooo:rsid="001a1b92" officeooo:paragraph-rsid="003f74b8"/>
    </style:style>
    <style:style style:name="P11" style:family="paragraph" style:parent-style-name="Text_20_body" style:list-style-name="L1">
      <style:text-properties fo:language="fr" fo:country="FR" officeooo:rsid="001a2e01" officeooo:paragraph-rsid="001d7f6b"/>
    </style:style>
    <style:style style:name="P12" style:family="paragraph" style:parent-style-name="Text_20_body" style:list-style-name="L3">
      <style:text-properties fo:language="fr" fo:country="FR" officeooo:rsid="002364d6" officeooo:paragraph-rsid="002364d6"/>
    </style:style>
    <style:style style:name="P13" style:family="paragraph" style:parent-style-name="Text_20_body" style:list-style-name="L3">
      <style:text-properties fo:language="fr" fo:country="FR" officeooo:rsid="002c23aa" officeooo:paragraph-rsid="002c23aa"/>
    </style:style>
    <style:style style:name="P14" style:family="paragraph" style:parent-style-name="Text_20_body" style:list-style-name="L3">
      <style:text-properties fo:language="fr" fo:country="FR" officeooo:rsid="002c23aa" officeooo:paragraph-rsid="002e1d69"/>
    </style:style>
    <style:style style:name="P15" style:family="paragraph" style:parent-style-name="Text_20_body" style:list-style-name="L3">
      <style:text-properties fo:language="fr" fo:country="FR" officeooo:rsid="002c23aa" officeooo:paragraph-rsid="002eb584"/>
    </style:style>
    <style:style style:name="P16" style:family="paragraph" style:parent-style-name="Standard">
      <style:paragraph-properties fo:text-align="center" style:justify-single-word="false"/>
      <style:text-properties fo:language="fr" fo:country="FR" officeooo:rsid="00150238" officeooo:paragraph-rsid="00150238"/>
    </style:style>
    <style:style style:name="P17" style:family="paragraph" style:parent-style-name="Heading_20_1">
      <style:text-properties officeooo:rsid="0020d576" officeooo:paragraph-rsid="0020d576"/>
    </style:style>
    <style:style style:name="P18" style:family="paragraph" style:parent-style-name="Heading_20_1">
      <style:text-properties fo:font-weight="normal" style:font-weight-asian="normal" style:font-weight-complex="normal"/>
    </style:style>
    <style:style style:name="P19" style:family="paragraph" style:parent-style-name="Subtitle">
      <style:paragraph-properties fo:break-before="page"/>
      <style:text-properties fo:language="fr" fo:country="FR" officeooo:rsid="0018b4a1" officeooo:paragraph-rsid="0018b4a1"/>
    </style:style>
    <style:style style:name="P20" style:family="paragraph" style:parent-style-name="Subtitle">
      <style:paragraph-properties fo:break-before="page"/>
      <style:text-properties officeooo:rsid="001bfd4e" officeooo:paragraph-rsid="001bfd4e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officeooo:rsid="001a1b9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560fb"/>
    </style:style>
    <style:style style:name="T5" style:family="text">
      <style:text-properties officeooo:rsid="002d9a0f"/>
    </style:style>
    <style:style style:name="T6" style:family="text">
      <style:text-properties officeooo:rsid="002e1d69"/>
    </style:style>
    <style:style style:name="T7" style:family="text">
      <style:text-properties officeooo:rsid="003052cb"/>
    </style:style>
    <style:style style:name="T8" style:family="text">
      <style:text-properties officeooo:rsid="0033bffd"/>
    </style:style>
    <style:style style:name="T9" style:family="text">
      <style:text-properties officeooo:rsid="003574c6"/>
    </style:style>
    <style:style style:name="T10" style:family="text">
      <style:text-properties officeooo:rsid="003a1284"/>
    </style:style>
    <style:style style:name="T11" style:family="text">
      <style:text-properties officeooo:rsid="003c11a3"/>
    </style:style>
    <style:style style:name="T12" style:family="text">
      <style:text-properties officeooo:rsid="00422830"/>
    </style:style>
    <style:style style:name="T13" style:family="text">
      <style:text-properties officeooo:rsid="0042aa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RAPPORT PUISSANCE 4</text:p>
      <text:p text:style-name="P1"/>
      <text:p text:style-name="P16"><text:span text:style-name="T1">BESSAI Sofiane</text:span></text:p>
      <text:p text:style-name="P19">DEVELOPPEMENT</text:p>
      <text:p text:style-name="P6"/>
      <text:p text:style-name="P7">Dans un premier temps apres lecture du cahier des charges <text:span text:style-name="T2">et principalement de l’algorithme présent dans celui-ci, il est possible de determiné un certains nombre de priorité :</text:span></text:p>
      <text:list xml:id="list2984923605" text:style-name="L3">
        <text:list-item>
          <text:p text:style-name="P12">Construction de l’arborescence</text:p>
        </text:list-item>
        <text:list-item>
          <text:p text:style-name="P12">Création du makefile principal (programme) et secondaire <text:span text:style-name="T4">(test)</text:span></text:p>
        </text:list-item>
        <text:list-item>
          <text:p text:style-name="P13">Construction de la structure du programme</text:p>
        </text:list-item>
        <text:list-item>
          <text:p text:style-name="P14">A partir de la structure <text:span text:style-name="T5">determination des differente fonctions et procedures requises</text:span></text:p>
        </text:list-item>
        <text:list-item>
          <text:p text:style-name="P15"><text:span text:style-name="T6">Pour chaque fonctions élaboration et suivis de test dans la test unitaire</text:span></text:p>
        </text:list-item>
        <text:list-item>
          <text:p text:style-name="P15"><text:s/></text:p>
        </text:list-item>
      </text:list>
      <text:p text:style-name="P20">TEST UNITAIRE</text:p>
      <text:h text:style-name="P17" text:outline-level="1"><text:span text:style-name="T3">Test</text:span> <text:span text:style-name="T3">unitaire</text:span></text:h>
      <text:list xml:id="list1998468657" text:style-name="L1">
        <text:list-item>
          <text:p text:style-name="P8">InitGrid : <text:span text:style-name="T7">Verifier que la grille a bien été initialisé à 0</text:span></text:p>
        </text:list-item>
        <text:list-item>
          <text:p text:style-name="P8">printGrid : <text:span text:style-name="T8">TEST VISUEL</text:span></text:p>
        </text:list-item>
        <text:list-item>
          <text:p text:style-name="P8">chooseMove : <text:span text:style-name="T9">TEST MANUEL (fonction simple)</text:span></text:p>
        </text:list-item>
        <text:list-item>
          <text:p text:style-name="P8">putToken : <text:span text:style-name="T10">Placement de plusieurs jetons, apres chaque placement vérifier que le jeton a <text:tab/> <text:s text:c="5"/>bien été placé au bon endroit. Verifier la gestion des placements interdit (colonne <text:tab/> <text:s text:c="5"/>pleine ou autres). </text:span></text:p>
        </text:list-item>
        <text:list-item>
          <text:p text:style-name="P8">IsInGrid : <text:span text:style-name="T11">La renvoi le resultat d’une assertion, verifier pour la totalité de la grille le resultat <text:s text:c="2"/><text:tab/> <text:s text:c="4"/>de l’assertion et d’un certain nombre de coup en dehors de la grille.</text:span></text:p>
        </text:list-item>
        <text:list-item>
          <text:p text:style-name="P11">PrintRes : <text:span text:style-name="T12">TEST VISUEL</text:span></text:p>
        </text:list-item>
        <text:list-item>
          <text:p text:style-name="P11">nextPlayer : </text:p>
        </text:list-item>
        <text:list-item>
          <text:p text:style-name="P11">wantReplay :</text:p>
        </text:list-item>
      </text:list>
      <text:h text:style-name="Heading_20_1" text:outline-level="1"><text:span text:style-name="T3">Test</text:span> <text:span text:style-name="T3">d’integration</text:span></text:h>
      <text:list xml:id="list1484868529" text:style-name="L2">
        <text:list-item>
          <text:p text:style-name="P9">IsValidMove</text:p>
        </text:list-item>
        <text:list-item>
          <text:p text:style-name="P10">verifAlign</text:p>
        </text:list-item>
      </text:list>
      <text:h text:style-name="P18" text:outline-level="1">Test de validation</text:h>
      <text:p text:style-name="P4"><text:bookmark text:name="Bookmark 4"/>COMMANDE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0:46:13.782475244</meta:creation-date>
    <dc:date>2019-09-12T14:32:35.830633763</dc:date>
    <meta:editing-duration>PT2H25M26S</meta:editing-duration>
    <meta:editing-cycles>39</meta:editing-cycles>
    <meta:generator>LibreOffice/6.0.7.3$Linux_X86_64 LibreOffice_project/00m0$Build-3</meta:generator>
    <meta:document-statistic meta:table-count="0" meta:image-count="0" meta:object-count="0" meta:page-count="4" meta:paragraph-count="25" meta:word-count="193" meta:character-count="1179" meta:non-whitespace-character-count="1001"/>
  </office:meta>
</office:document-meta>
</file>